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7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46" table:default-cell-style-name="ce6"/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tudy_room</text:p>
          </table:table-cell>
          <table:table-cell office:value-type="string" calcext:value-type="string">
            <text:p>tv_room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food_joint</text:p>
          </table:table-cell>
          <table:table-cell office:value-type="string" calcext:value-type="string">
            <text:p>ext_power</text:p>
          </table:table-cell>
          <table:table-cell office:value-type="string" calcext:value-type="string">
            <text:p>proximity</text:p>
          </table:table-cell>
          <table:table-cell office:value-type="string" calcext:value-type="string">
            <text:p>post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. KNUST CoS</text:p>
          </table:table-cell>
          <table:table-cell office:value-type="string" calcext:value-type="string">
            <text:p>KNUST</text:p>
          </table:table-cell>
          <table:table-cell office:value-type="float" office:value="5" calcext:value-type="float">
            <text:p>5</text:p>
          </table:table-cell>
          <table:table-cell table:formula="of:=IF([.C2]&gt;4.7;&quot;excellent&quot;;IF([.C2]&gt;3.6;&quot;good&quot;;IF([.C2]&gt;2.8;&quot;average&quot;;IF([.C2]&gt;1.9;&quot;fair&quot;;&quot;poor&quot;))))" office:value-type="string" office:string-value="excellent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AVERAGE([.J3:.J109])" office:value-type="float" office:value="1844.28571428571" calcext:value-type="float">
            <text:p>1844.28571428571</text:p>
          </table:table-cell>
          <table:table-cell office:value-type="string" calcext:value-type="string">
            <text:p>AK448</text:p>
          </table:table-cell>
          <table:table-cell office:value-type="float" office:value="6.672827" calcext:value-type="float">
            <text:p>6.672827</text:p>
          </table:table-cell>
          <table:table-cell office:value-type="float" office:value="-1.567417" calcext:value-type="float">
            <text:p>-1.5674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DOM - BI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3]&gt;4.7;&quot;excellent&quot;;IF([.C3]&gt;3.6;&quot;good&quot;;IF([.C3]&gt;2.8;&quot;average&quot;;IF([.C3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8</text:p>
          </table:table-cell>
          <table:table-cell office:value-type="float" office:value="6.672022" calcext:value-type="float">
            <text:p>6.672022</text:p>
          </table:table-cell>
          <table:table-cell office:value-type="float" office:value="-1.560857" calcext:value-type="float">
            <text:p>-1.5608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FRIM</text:p>
          </table:table-cell>
          <table:table-cell office:value-type="string" calcext:value-type="string">
            <text:p>AYEDUASE</text:p>
          </table:table-cell>
          <table:table-cell office:value-type="float" office:value="3.5" calcext:value-type="float">
            <text:p>3.5</text:p>
          </table:table-cell>
          <table:table-cell table:formula="of:=IF([.C4]&gt;4.7;&quot;excellent&quot;;IF([.C4]&gt;3.6;&quot;good&quot;;IF([.C4]&gt;2.8;&quot;average&quot;;IF([.C4]&gt;1.9;&quot;fair&quot;;&quot;poor&quot;))))" office:value-type="string" office:string-value="average" calcext:value-type="string">
            <text:p>aver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K508</text:p>
          </table:table-cell>
          <table:table-cell office:value-type="float" office:value="6.673514" calcext:value-type="float">
            <text:p>6.673514</text:p>
          </table:table-cell>
          <table:table-cell office:value-type="float" office:value="-1.563427" calcext:value-type="float">
            <text:p>-1.56342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ANDAH</text:p>
          </table:table-cell>
          <table:table-cell office:value-type="string" calcext:value-type="string">
            <text:p>AYEDUASE</text:p>
          </table:table-cell>
          <table:table-cell office:value-type="float" office:value="3.9" calcext:value-type="float">
            <text:p>3.9</text:p>
          </table:table-cell>
          <table:table-cell table:formula="of:=IF([.C5]&gt;4.7;&quot;excellent&quot;;IF([.C5]&gt;3.6;&quot;good&quot;;IF([.C5]&gt;2.8;&quot;average&quot;;IF([.C5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K508</text:p>
          </table:table-cell>
          <table:table-cell office:value-type="float" office:value="6.672752" calcext:value-type="float">
            <text:p>6.672752</text:p>
          </table:table-cell>
          <table:table-cell office:value-type="float" office:value="-1.562544" calcext:value-type="float">
            <text:p>-1.56254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EN MAIN</text:p>
          </table:table-cell>
          <table:table-cell office:value-type="string" calcext:value-type="string">
            <text:p>AYEDUASE</text:p>
          </table:table-cell>
          <table:table-cell office:value-type="float" office:value="2.7" calcext:value-type="float">
            <text:p>2.7</text:p>
          </table:table-cell>
          <table:table-cell table:formula="of:=IF([.C6]&gt;4.7;&quot;excellent&quot;;IF([.C6]&gt;3.6;&quot;good&quot;;IF([.C6]&gt;2.8;&quot;average&quot;;IF([.C6]&gt;1.9;&quot;fair&quot;;&quot;poor&quot;))))" office:value-type="string" office:string-value="fair" calcext:value-type="string">
            <text:p>fa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8</text:p>
          </table:table-cell>
          <table:table-cell office:value-type="float" office:value="6.671211" calcext:value-type="float">
            <text:p>6.671211</text:p>
          </table:table-cell>
          <table:table-cell office:value-type="float" office:value="-1.560507" calcext:value-type="float">
            <text:p>-1.56050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ERICAN HOUSE</text:p>
          </table:table-cell>
          <table:table-cell office:value-type="string" calcext:value-type="string">
            <text:p>AYEDUASE</text:p>
          </table:table-cell>
          <table:table-cell office:value-type="float" office:value="2.9" calcext:value-type="float">
            <text:p>2.9</text:p>
          </table:table-cell>
          <table:table-cell table:formula="of:=IF([.C7]&gt;4.7;&quot;excellent&quot;;IF([.C7]&gt;3.6;&quot;good&quot;;IF([.C7]&gt;2.8;&quot;average&quot;;IF([.C7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K626</text:p>
          </table:table-cell>
          <table:table-cell office:value-type="float" office:value="6.674153" calcext:value-type="float">
            <text:p>6.674153</text:p>
          </table:table-cell>
          <table:table-cell office:value-type="float" office:value="-1.550347" calcext:value-type="float">
            <text:p>-1.55034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AROSA</text:p>
          </table:table-cell>
          <table:table-cell office:value-type="string" calcext:value-type="string">
            <text:p>KOTEI</text:p>
          </table:table-cell>
          <table:table-cell office:value-type="float" office:value="4.4" calcext:value-type="float">
            <text:p>4.4</text:p>
          </table:table-cell>
          <table:table-cell table:formula="of:=IF([.C8]&gt;4.7;&quot;excellent&quot;;IF([.C8]&gt;3.6;&quot;good&quot;;IF([.C8]&gt;2.8;&quot;average&quot;;IF([.C8]&gt;1.9;&quot;fair&quot;;&quot;poor&quot;))))" office:value-type="string" office:string-value="good" calcext:value-type="string">
            <text:p>good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8253" calcext:value-type="float">
            <text:p>6.668253</text:p>
          </table:table-cell>
          <table:table-cell office:value-type="float" office:value="-1.563599" calcext:value-type="float">
            <text:p>-1.56359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GLICAN</text:p>
          </table:table-cell>
          <table:table-cell office:value-type="string" calcext:value-type="string">
            <text:p>KENTINKRONO</text:p>
          </table:table-cell>
          <table:table-cell office:value-type="float" office:value="3.6" calcext:value-type="float">
            <text:p>3.6</text:p>
          </table:table-cell>
          <table:table-cell table:formula="of:=IF([.C9]&gt;4.7;&quot;excellent&quot;;IF([.C9]&gt;3.6;&quot;good&quot;;IF([.C9]&gt;2.8;&quot;average&quot;;IF([.C9]&gt;1.9;&quot;fair&quot;;&quot;poor&quot;))))" office:value-type="string" office:string-value="average" calcext:value-type="string">
            <text:p>average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K629</text:p>
          </table:table-cell>
          <table:table-cell office:value-type="float" office:value="6.684385" calcext:value-type="float">
            <text:p>6.684385</text:p>
          </table:table-cell>
          <table:table-cell office:value-type="float" office:value="-1.552968" calcext:value-type="float">
            <text:p>-1.55296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 O EXECUTIVE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0]&gt;4.7;&quot;excellent&quot;;IF([.C10]&gt;3.6;&quot;good&quot;;IF([.C10]&gt;2.8;&quot;average&quot;;IF([.C10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6245" calcext:value-type="float">
            <text:p>6.676245</text:p>
          </table:table-cell>
          <table:table-cell office:value-type="float" office:value="-1.561647" calcext:value-type="float">
            <text:p>-1.56164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IVILLAS</text:p>
          </table:table-cell>
          <table:table-cell office:value-type="string" calcext:value-type="string">
            <text:p>KENTINKRONO</text:p>
          </table:table-cell>
          <table:table-cell office:value-type="float" office:value="3.9" calcext:value-type="float">
            <text:p>3.9</text:p>
          </table:table-cell>
          <table:table-cell table:formula="of:=IF([.C11]&gt;4.7;&quot;excellent&quot;;IF([.C11]&gt;3.6;&quot;good&quot;;IF([.C11]&gt;2.8;&quot;average&quot;;IF([.C11]&gt;1.9;&quot;fair&quot;;&quot;poor&quot;))))" office:value-type="string" office:string-value="good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K630</text:p>
          </table:table-cell>
          <table:table-cell office:value-type="float" office:value="6.690227" calcext:value-type="float">
            <text:p>6.690227</text:p>
          </table:table-cell>
          <table:table-cell office:value-type="float" office:value="-1.552436" calcext:value-type="float">
            <text:p>-1.5524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AYEDUASE</text:p>
          </table:table-cell>
          <table:table-cell office:value-type="float" office:value="3.6" calcext:value-type="float">
            <text:p>3.6</text:p>
          </table:table-cell>
          <table:table-cell table:formula="of:=IF([.C12]&gt;4.7;&quot;excellent&quot;;IF([.C12]&gt;3.6;&quot;good&quot;;IF([.C12]&gt;2.8;&quot;average&quot;;IF([.C12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8387" calcext:value-type="float">
            <text:p>6.678387</text:p>
          </table:table-cell>
          <table:table-cell office:value-type="float" office:value="-1.56295" calcext:value-type="float">
            <text:p>-1.5629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LUE ARK</text:p>
          </table:table-cell>
          <table:table-cell office:value-type="string" calcext:value-type="string">
            <text:p>BOMSO</text:p>
          </table:table-cell>
          <table:table-cell office:value-type="float" office:value="3" calcext:value-type="float">
            <text:p>3</text:p>
          </table:table-cell>
          <table:table-cell table:formula="of:=IF([.C13]&gt;4.7;&quot;excellent&quot;;IF([.C13]&gt;3.6;&quot;good&quot;;IF([.C13]&gt;2.8;&quot;average&quot;;IF([.C13]&gt;1.9;&quot;fair&quot;;&quot;poor&quot;))))" office:value-type="string" office:string-value="average" calcext:value-type="string">
            <text:p>averag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K316</text:p>
          </table:table-cell>
          <table:table-cell office:value-type="float" office:value="6.681485" calcext:value-type="float">
            <text:p>6.681485</text:p>
          </table:table-cell>
          <table:table-cell office:value-type="float" office:value="-1.57719" calcext:value-type="float">
            <text:p>-1.5771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Y HIS GRACE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14]&gt;4.7;&quot;excellent&quot;;IF([.C14]&gt;3.6;&quot;good&quot;;IF([.C14]&gt;2.8;&quot;average&quot;;IF([.C14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9</text:p>
          </table:table-cell>
          <table:table-cell office:value-type="float" office:value="6.677138" calcext:value-type="float">
            <text:p>6.677138</text:p>
          </table:table-cell>
          <table:table-cell office:value-type="float" office:value="-1.562924" calcext:value-type="float">
            <text:p>-1.56292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M</text:p>
          </table:table-cell>
          <table:table-cell office:value-type="string" calcext:value-type="string">
            <text:p>KOTEI</text:p>
          </table:table-cell>
          <table:table-cell office:value-type="float" office:value="4.2" calcext:value-type="float">
            <text:p>4.2</text:p>
          </table:table-cell>
          <table:table-cell table:formula="of:=IF([.C15]&gt;4.7;&quot;excellent&quot;;IF([.C15]&gt;3.6;&quot;good&quot;;IF([.C15]&gt;2.8;&quot;average&quot;;IF([.C15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7</text:p>
          </table:table-cell>
          <table:table-cell office:value-type="float" office:value="6.669881" calcext:value-type="float">
            <text:p>6.669881</text:p>
          </table:table-cell>
          <table:table-cell office:value-type="float" office:value="-1.563587" calcext:value-type="float">
            <text:p>-1.56358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A MARIA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16]&gt;4.7;&quot;excellent&quot;;IF([.C16]&gt;3.6;&quot;good&quot;;IF([.C16]&gt;2.8;&quot;average&quot;;IF([.C16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8</text:p>
          </table:table-cell>
          <table:table-cell office:value-type="float" office:value="6.670658" calcext:value-type="float">
            <text:p>6.670658</text:p>
          </table:table-cell>
          <table:table-cell office:value-type="float" office:value="-1.561676" calcext:value-type="float">
            <text:p>-1.56167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LIA ROYAL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17]&gt;4.7;&quot;excellent&quot;;IF([.C17]&gt;3.6;&quot;good&quot;;IF([.C17]&gt;2.8;&quot;average&quot;;IF([.C17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K505</text:p>
          </table:table-cell>
          <table:table-cell office:value-type="float" office:value="6.660421" calcext:value-type="float">
            <text:p>6.660421</text:p>
          </table:table-cell>
          <table:table-cell office:value-type="float" office:value="-1.563399" calcext:value-type="float">
            <text:p>-1.56339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HRISTIAN IPS</text:p>
          </table:table-cell>
          <table:table-cell office:value-type="string" calcext:value-type="string">
            <text:p>BOMSO</text:p>
          </table:table-cell>
          <table:table-cell office:value-type="float" office:value="3.6" calcext:value-type="float">
            <text:p>3.6</text:p>
          </table:table-cell>
          <table:table-cell table:formula="of:=IF([.C18]&gt;4.7;&quot;excellent&quot;;IF([.C18]&gt;3.6;&quot;good&quot;;IF([.C18]&gt;2.8;&quot;average&quot;;IF([.C18]&gt;1.9;&quot;fair&quot;;&quot;poor&quot;))))" office:value-type="string" office:string-value="average" calcext:value-type="string">
            <text:p>aver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K249</text:p>
          </table:table-cell>
          <table:table-cell office:value-type="float" office:value="6.681769" calcext:value-type="float">
            <text:p>6.681769</text:p>
          </table:table-cell>
          <table:table-cell office:value-type="float" office:value="-1.581393" calcext:value-type="float">
            <text:p>-1.58139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YSTAL ROSE</text:p>
          </table:table-cell>
          <table:table-cell office:value-type="string" calcext:value-type="string">
            <text:p>KENTINKRONO</text:p>
          </table:table-cell>
          <table:table-cell office:value-type="float" office:value="3.4" calcext:value-type="float">
            <text:p>3.4</text:p>
          </table:table-cell>
          <table:table-cell table:formula="of:=IF([.C19]&gt;4.7;&quot;excellent&quot;;IF([.C19]&gt;3.6;&quot;good&quot;;IF([.C19]&gt;2.8;&quot;average&quot;;IF([.C19]&gt;1.9;&quot;fair&quot;;&quot;poor&quot;))))" office:value-type="string" office:string-value="average" calcext:value-type="string">
            <text:p>averag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71</text:p>
          </table:table-cell>
          <table:table-cell office:value-type="float" office:value="6.686145" calcext:value-type="float">
            <text:p>6.686145</text:p>
          </table:table-cell>
          <table:table-cell office:value-type="float" office:value="-1.5567" calcext:value-type="float">
            <text:p>-1.556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KENS INTERNATIONAL</text:p>
          </table:table-cell>
          <table:table-cell office:value-type="string" calcext:value-type="string">
            <text:p>AYEDUASE</text:p>
          </table:table-cell>
          <table:table-cell office:value-type="float" office:value="3.6" calcext:value-type="float">
            <text:p>3.6</text:p>
          </table:table-cell>
          <table:table-cell table:formula="of:=IF([.C20]&gt;4.7;&quot;excellent&quot;;IF([.C20]&gt;3.6;&quot;good&quot;;IF([.C20]&gt;2.8;&quot;average&quot;;IF([.C20]&gt;1.9;&quot;fair&quot;;&quot;poor&quot;))))" office:value-type="string" office:string-value="average" calcext:value-type="string">
            <text:p>ave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K627</text:p>
          </table:table-cell>
          <table:table-cell office:value-type="float" office:value="6.677985" calcext:value-type="float">
            <text:p>6.677985</text:p>
          </table:table-cell>
          <table:table-cell office:value-type="float" office:value="-1.554691" calcext:value-type="float">
            <text:p>-1.55469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ISA MAIN</text:p>
          </table:table-cell>
          <table:table-cell office:value-type="string" calcext:value-type="string">
            <text:p>AYEDUASE</text:p>
          </table:table-cell>
          <table:table-cell office:value-type="float" office:value="2.1" calcext:value-type="float">
            <text:p>2.1</text:p>
          </table:table-cell>
          <table:table-cell table:formula="of:=IF([.C21]&gt;4.7;&quot;excellent&quot;;IF([.C21]&gt;3.6;&quot;good&quot;;IF([.C21]&gt;2.8;&quot;average&quot;;IF([.C21]&gt;1.9;&quot;fair&quot;;&quot;poor&quot;))))" office:value-type="string" office:string-value="fair" calcext:value-type="string">
            <text:p>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68</text:p>
          </table:table-cell>
          <table:table-cell office:value-type="float" office:value="6.674116" calcext:value-type="float">
            <text:p>6.674116</text:p>
          </table:table-cell>
          <table:table-cell office:value-type="float" office:value="-1.558219" calcext:value-type="float">
            <text:p>-1.55821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VALYPAH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22]&gt;4.7;&quot;excellent&quot;;IF([.C22]&gt;3.6;&quot;good&quot;;IF([.C22]&gt;2.8;&quot;average&quot;;IF([.C22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K507</text:p>
          </table:table-cell>
          <table:table-cell office:value-type="float" office:value="6.668011" calcext:value-type="float">
            <text:p>6.668011</text:p>
          </table:table-cell>
          <table:table-cell office:value-type="float" office:value="-1.564305" calcext:value-type="float">
            <text:p>-1.56430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NIN</text:p>
          </table:table-cell>
          <table:table-cell office:value-type="string" calcext:value-type="string">
            <text:p>AYEDUASE</text:p>
          </table:table-cell>
          <table:table-cell office:value-type="float" office:value="3.8" calcext:value-type="float">
            <text:p>3.8</text:p>
          </table:table-cell>
          <table:table-cell table:formula="of:=IF([.C23]&gt;4.7;&quot;excellent&quot;;IF([.C23]&gt;3.6;&quot;good&quot;;IF([.C23]&gt;2.8;&quot;average&quot;;IF([.C23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79</text:p>
          </table:table-cell>
          <table:table-cell office:value-type="float" office:value="6.671922" calcext:value-type="float">
            <text:p>6.671922</text:p>
          </table:table-cell>
          <table:table-cell office:value-type="float" office:value="-1.549935" calcext:value-type="float">
            <text:p>-1.54993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NF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24]&gt;4.7;&quot;excellent&quot;;IF([.C24]&gt;3.6;&quot;good&quot;;IF([.C24]&gt;2.8;&quot;average&quot;;IF([.C24]&gt;1.9;&quot;fair&quot;;&quot;poor&quot;))))" office:value-type="string" office:string-value="average" calcext:value-type="string">
            <text:p>ave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K626</text:p>
          </table:table-cell>
          <table:table-cell office:value-type="float" office:value="6.673397" calcext:value-type="float">
            <text:p>6.673397</text:p>
          </table:table-cell>
          <table:table-cell office:value-type="float" office:value="-1.550189" calcext:value-type="float">
            <text:p>-1.55018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 – PLAZA</text:p>
          </table:table-cell>
          <table:table-cell office:value-type="string" calcext:value-type="string">
            <text:p>AYEDUASE</text:p>
          </table:table-cell>
          <table:table-cell office:value-type="float" office:value="2.1" calcext:value-type="float">
            <text:p>2.1</text:p>
          </table:table-cell>
          <table:table-cell table:formula="of:=IF([.C25]&gt;4.7;&quot;excellent&quot;;IF([.C25]&gt;3.6;&quot;good&quot;;IF([.C25]&gt;2.8;&quot;average&quot;;IF([.C25]&gt;1.9;&quot;fair&quot;;&quot;poor&quot;))))" office:value-type="string" office:string-value="fair" calcext:value-type="string">
            <text:p>fair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K680</text:p>
          </table:table-cell>
          <table:table-cell office:value-type="float" office:value="6.677972" calcext:value-type="float">
            <text:p>6.677972</text:p>
          </table:table-cell>
          <table:table-cell office:value-type="float" office:value="-1.54723" calcext:value-type="float">
            <text:p>-1.547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26]&gt;4.7;&quot;excellent&quot;;IF([.C26]&gt;3.6;&quot;good&quot;;IF([.C26]&gt;2.8;&quot;average&quot;;IF([.C26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6235" calcext:value-type="float">
            <text:p>6.666235</text:p>
          </table:table-cell>
          <table:table-cell office:value-type="float" office:value="-1.563461" calcext:value-type="float">
            <text:p>-1.56346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OSUA HOMES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27]&gt;4.7;&quot;excellent&quot;;IF([.C27]&gt;3.6;&quot;good&quot;;IF([.C27]&gt;2.8;&quot;average&quot;;IF([.C27]&gt;1.9;&quot;fair&quot;;&quot;poor&quot;))))" office:value-type="string" office:string-value="good" calcext:value-type="string">
            <text:p>good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26</text:p>
          </table:table-cell>
          <table:table-cell office:value-type="float" office:value="6.670869" calcext:value-type="float">
            <text:p>6.670869</text:p>
          </table:table-cell>
          <table:table-cell office:value-type="float" office:value="-1.553032" calcext:value-type="float">
            <text:p>-1.5530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KOTEI</text:p>
          </table:table-cell>
          <table:table-cell office:value-type="float" office:value="4.3" calcext:value-type="float">
            <text:p>4.3</text:p>
          </table:table-cell>
          <table:table-cell table:formula="of:=IF([.C28]&gt;4.7;&quot;excellent&quot;;IF([.C28]&gt;3.6;&quot;good&quot;;IF([.C28]&gt;2.8;&quot;average&quot;;IF([.C28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835" calcext:value-type="float">
            <text:p>6.669835</text:p>
          </table:table-cell>
          <table:table-cell office:value-type="float" office:value="-1.561102" calcext:value-type="float">
            <text:p>-1.56110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LINE INN</text:p>
          </table:table-cell>
          <table:table-cell office:value-type="string" calcext:value-type="string">
            <text:p>AYEDUASE</text:p>
          </table:table-cell>
          <table:table-cell office:value-type="float" office:value="2.4" calcext:value-type="float">
            <text:p>2.4</text:p>
          </table:table-cell>
          <table:table-cell table:formula="of:=IF([.C29]&gt;4.7;&quot;excellent&quot;;IF([.C29]&gt;3.6;&quot;good&quot;;IF([.C29]&gt;2.8;&quot;average&quot;;IF([.C29]&gt;1.9;&quot;fair&quot;;&quot;poor&quot;))))" office:value-type="string" office:string-value="fair" calcext:value-type="string">
            <text:p>fai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8</text:p>
          </table:table-cell>
          <table:table-cell office:value-type="float" office:value="6.672041" calcext:value-type="float">
            <text:p>6.672041</text:p>
          </table:table-cell>
          <table:table-cell office:value-type="float" office:value="-1.562246" calcext:value-type="float">
            <text:p>-1.5622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ZA</text:p>
          </table:table-cell>
          <table:table-cell office:value-type="string" calcext:value-type="string">
            <text:p>KENTINKRONO</text:p>
          </table:table-cell>
          <table:table-cell office:value-type="float" office:value="4" calcext:value-type="float">
            <text:p>4</text:p>
          </table:table-cell>
          <table:table-cell table:formula="of:=IF([.C30]&gt;4.7;&quot;excellent&quot;;IF([.C30]&gt;3.6;&quot;good&quot;;IF([.C30]&gt;2.8;&quot;average&quot;;IF([.C30]&gt;1.9;&quot;fair&quot;;&quot;poor&quot;))))" office:value-type="string" office:string-value="good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K572</text:p>
          </table:table-cell>
          <table:table-cell office:value-type="float" office:value="6.688292" calcext:value-type="float">
            <text:p>6.688292</text:p>
          </table:table-cell>
          <table:table-cell office:value-type="float" office:value="-1.556173" calcext:value-type="float">
            <text:p>-1.55617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KENTINKRONO</text:p>
          </table:table-cell>
          <table:table-cell office:value-type="float" office:value="3.4" calcext:value-type="float">
            <text:p>3.4</text:p>
          </table:table-cell>
          <table:table-cell table:formula="of:=IF([.C31]&gt;4.7;&quot;excellent&quot;;IF([.C31]&gt;3.6;&quot;good&quot;;IF([.C31]&gt;2.8;&quot;average&quot;;IF([.C31]&gt;1.9;&quot;fair&quot;;&quot;poor&quot;))))" office:value-type="string" office:string-value="average" calcext:value-type="string">
            <text:p>averag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71</text:p>
          </table:table-cell>
          <table:table-cell office:value-type="float" office:value="6.687303" calcext:value-type="float">
            <text:p>6.687303</text:p>
          </table:table-cell>
          <table:table-cell office:value-type="float" office:value="-1.55666" calcext:value-type="float">
            <text:p>-1.5566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LLOWED</text:p>
          </table:table-cell>
          <table:table-cell office:value-type="string" calcext:value-type="string">
            <text:p>KOTEI</text:p>
          </table:table-cell>
          <table:table-cell office:value-type="float" office:value="3.2" calcext:value-type="float">
            <text:p>3.2</text:p>
          </table:table-cell>
          <table:table-cell table:formula="of:=IF([.C32]&gt;4.7;&quot;excellent&quot;;IF([.C32]&gt;3.6;&quot;good&quot;;IF([.C32]&gt;2.8;&quot;average&quot;;IF([.C32]&gt;1.9;&quot;fair&quot;;&quot;poor&quot;))))" office:value-type="string" office:string-value="average" calcext:value-type="string">
            <text:p>ave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K507</text:p>
          </table:table-cell>
          <table:table-cell office:value-type="float" office:value="6.666191" calcext:value-type="float">
            <text:p>6.666191</text:p>
          </table:table-cell>
          <table:table-cell office:value-type="float" office:value="-1.561748" calcext:value-type="float">
            <text:p>-1.56174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PPY FAMILY</text:p>
          </table:table-cell>
          <table:table-cell office:value-type="string" calcext:value-type="string">
            <text:p>AYEDUASE</text:p>
          </table:table-cell>
          <table:table-cell office:value-type="float" office:value="3.3" calcext:value-type="float">
            <text:p>3.3</text:p>
          </table:table-cell>
          <table:table-cell table:formula="of:=IF([.C33]&gt;4.7;&quot;excellent&quot;;IF([.C33]&gt;3.6;&quot;good&quot;;IF([.C33]&gt;2.8;&quot;average&quot;;IF([.C33]&gt;1.9;&quot;fair&quot;;&quot;poor&quot;))))" office:value-type="string" office:string-value="average" calcext:value-type="string">
            <text:p>ave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8</text:p>
          </table:table-cell>
          <table:table-cell office:value-type="float" office:value="6.672038" calcext:value-type="float">
            <text:p>6.672038</text:p>
          </table:table-cell>
          <table:table-cell office:value-type="float" office:value="-1.561377" calcext:value-type="float">
            <text:p>-1.56137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ACHIEVERS</text:p>
          </table:table-cell>
          <table:table-cell office:value-type="string" calcext:value-type="string">
            <text:p>AYEDUASE</text:p>
          </table:table-cell>
          <table:table-cell office:value-type="float" office:value="4.5" calcext:value-type="float">
            <text:p>4.5</text:p>
          </table:table-cell>
          <table:table-cell table:formula="of:=IF([.C34]&gt;4.7;&quot;excellent&quot;;IF([.C34]&gt;3.6;&quot;good&quot;;IF([.C34]&gt;2.8;&quot;average&quot;;IF([.C34]&gt;1.9;&quot;fair&quot;;&quot;poor&quot;))))" office:value-type="string" office:string-value="good" calcext:value-type="string">
            <text:p>good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AK679</text:p>
          </table:table-cell>
          <table:table-cell office:value-type="float" office:value="6.67345" calcext:value-type="float">
            <text:p>6.67345</text:p>
          </table:table-cell>
          <table:table-cell office:value-type="float" office:value="-1.549313" calcext:value-type="float">
            <text:p>-1.5493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YDES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35]&gt;4.7;&quot;excellent&quot;;IF([.C35]&gt;3.6;&quot;good&quot;;IF([.C35]&gt;2.8;&quot;average&quot;;IF([.C35]&gt;1.9;&quot;fair&quot;;&quot;poor&quot;))))" office:value-type="string" office:string-value="good" calcext:value-type="string">
            <text:p>good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68</text:p>
          </table:table-cell>
          <table:table-cell office:value-type="float" office:value="6.67092" calcext:value-type="float">
            <text:p>6.67092</text:p>
          </table:table-cell>
          <table:table-cell office:value-type="float" office:value="-1.558984" calcext:value-type="float">
            <text:p>-1.55898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ALEX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36]&gt;4.7;&quot;excellent&quot;;IF([.C36]&gt;3.6;&quot;good&quot;;IF([.C36]&gt;2.8;&quot;average&quot;;IF([.C36]&gt;1.9;&quot;fair&quot;;&quot;poor&quot;))))" office:value-type="string" office:string-value="average" calcext:value-type="string">
            <text:p>ave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8</text:p>
          </table:table-cell>
          <table:table-cell office:value-type="float" office:value="6.670803" calcext:value-type="float">
            <text:p>6.670803</text:p>
          </table:table-cell>
          <table:table-cell office:value-type="float" office:value="-1.562699" calcext:value-type="float">
            <text:p>-1.56269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OHANNES</text:p>
          </table:table-cell>
          <table:table-cell office:value-type="string" calcext:value-type="string">
            <text:p>KOTEI</text:p>
          </table:table-cell>
          <table:table-cell office:value-type="float" office:value="3.6" calcext:value-type="float">
            <text:p>3.6</text:p>
          </table:table-cell>
          <table:table-cell table:formula="of:=IF([.C37]&gt;4.7;&quot;excellent&quot;;IF([.C37]&gt;3.6;&quot;good&quot;;IF([.C37]&gt;2.8;&quot;average&quot;;IF([.C37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6891" calcext:value-type="float">
            <text:p>6.666891</text:p>
          </table:table-cell>
          <table:table-cell office:value-type="float" office:value="-1.562043" calcext:value-type="float">
            <text:p>-1.56204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 GEE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38]&gt;4.7;&quot;excellent&quot;;IF([.C38]&gt;3.6;&quot;good&quot;;IF([.C38]&gt;2.8;&quot;average&quot;;IF([.C38]&gt;1.9;&quot;fair&quot;;&quot;poor&quot;))))" office:value-type="string" office:string-value="good" calcext:value-type="string">
            <text:p>good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K729</text:p>
          </table:table-cell>
          <table:table-cell office:value-type="float" office:value="6.676327" calcext:value-type="float">
            <text:p>6.676327</text:p>
          </table:table-cell>
          <table:table-cell office:value-type="float" office:value="-1.543054" calcext:value-type="float">
            <text:p>-1.54305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WAKYEWAA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39]&gt;4.7;&quot;excellent&quot;;IF([.C39]&gt;3.6;&quot;good&quot;;IF([.C39]&gt;2.8;&quot;average&quot;;IF([.C39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567</text:p>
          </table:table-cell>
          <table:table-cell office:value-type="float" office:value="6.667664" calcext:value-type="float">
            <text:p>6.667664</text:p>
          </table:table-cell>
          <table:table-cell office:value-type="float" office:value="-1.556922" calcext:value-type="float">
            <text:p>-1.55692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ISLAND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40]&gt;4.7;&quot;excellent&quot;;IF([.C40]&gt;3.6;&quot;good&quot;;IF([.C40]&gt;2.8;&quot;average&quot;;IF([.C40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217" calcext:value-type="float">
            <text:p>6.669217</text:p>
          </table:table-cell>
          <table:table-cell office:value-type="float" office:value="-1.561894" calcext:value-type="float">
            <text:p>-1.56189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41]&gt;4.7;&quot;excellent&quot;;IF([.C41]&gt;3.6;&quot;good&quot;;IF([.C41]&gt;2.8;&quot;average&quot;;IF([.C41]&gt;1.9;&quot;fair&quot;;&quot;poor&quot;))))" office:value-type="string" office:string-value="good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K567</text:p>
          </table:table-cell>
          <table:table-cell office:value-type="float" office:value="6.669819" calcext:value-type="float">
            <text:p>6.669819</text:p>
          </table:table-cell>
          <table:table-cell office:value-type="float" office:value="-1.558129" calcext:value-type="float">
            <text:p>-1.55812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OTEI</text:p>
          </table:table-cell>
          <table:table-cell office:value-type="float" office:value="2.8" calcext:value-type="float">
            <text:p>2.8</text:p>
          </table:table-cell>
          <table:table-cell table:formula="of:=IF([.C42]&gt;4.7;&quot;excellent&quot;;IF([.C42]&gt;3.6;&quot;good&quot;;IF([.C42]&gt;2.8;&quot;average&quot;;IF([.C42]&gt;1.9;&quot;fair&quot;;&quot;poor&quot;))))" office:value-type="string" office:string-value="fair" calcext:value-type="string">
            <text:p>fai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7</text:p>
          </table:table-cell>
          <table:table-cell office:value-type="float" office:value="6.669162" calcext:value-type="float">
            <text:p>6.669162</text:p>
          </table:table-cell>
          <table:table-cell office:value-type="float" office:value="-1.562851" calcext:value-type="float">
            <text:p>-1.56285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LLENIUM LIGHT</text:p>
          </table:table-cell>
          <table:table-cell office:value-type="string" calcext:value-type="string">
            <text:p>AYEDUASE</text:p>
          </table:table-cell>
          <table:table-cell office:value-type="float" office:value="3.3" calcext:value-type="float">
            <text:p>3.3</text:p>
          </table:table-cell>
          <table:table-cell table:formula="of:=IF([.C43]&gt;4.7;&quot;excellent&quot;;IF([.C43]&gt;3.6;&quot;good&quot;;IF([.C43]&gt;2.8;&quot;average&quot;;IF([.C43]&gt;1.9;&quot;fair&quot;;&quot;poor&quot;))))" office:value-type="string" office:string-value="average" calcext:value-type="string">
            <text:p>averag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K679</text:p>
          </table:table-cell>
          <table:table-cell office:value-type="float" office:value="6.673132" calcext:value-type="float">
            <text:p>6.673132</text:p>
          </table:table-cell>
          <table:table-cell office:value-type="float" office:value="-1.547335" calcext:value-type="float">
            <text:p>-1.54733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RNING STAR PALACE</text:p>
          </table:table-cell>
          <table:table-cell office:value-type="string" calcext:value-type="string">
            <text:p>BOMSO</text:p>
          </table:table-cell>
          <table:table-cell office:value-type="float" office:value="3.6" calcext:value-type="float">
            <text:p>3.6</text:p>
          </table:table-cell>
          <table:table-cell table:formula="of:=IF([.C44]&gt;4.7;&quot;excellent&quot;;IF([.C44]&gt;3.6;&quot;good&quot;;IF([.C44]&gt;2.8;&quot;average&quot;;IF([.C44]&gt;1.9;&quot;fair&quot;;&quot;poor&quot;))))" office:value-type="string" office:string-value="average" calcext:value-type="string">
            <text:p>average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K316</text:p>
          </table:table-cell>
          <table:table-cell office:value-type="float" office:value="6.685206" calcext:value-type="float">
            <text:p>6.685206</text:p>
          </table:table-cell>
          <table:table-cell office:value-type="float" office:value="-1.573188" calcext:value-type="float">
            <text:p>-1.57318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NA ADOMAH</text:p>
          </table:table-cell>
          <table:table-cell office:value-type="string" calcext:value-type="string">
            <text:p>AYEDUASE</text:p>
          </table:table-cell>
          <table:table-cell office:value-type="float" office:value="3.1" calcext:value-type="float">
            <text:p>3.1</text:p>
          </table:table-cell>
          <table:table-cell table:formula="of:=IF([.C45]&gt;4.7;&quot;excellent&quot;;IF([.C45]&gt;3.6;&quot;good&quot;;IF([.C45]&gt;2.8;&quot;average&quot;;IF([.C45]&gt;1.9;&quot;fair&quot;;&quot;poor&quot;))))" office:value-type="string" office:string-value="average" calcext:value-type="string">
            <text:p>ave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K508</text:p>
          </table:table-cell>
          <table:table-cell office:value-type="float" office:value="6.672745" calcext:value-type="float">
            <text:p>6.672745</text:p>
          </table:table-cell>
          <table:table-cell office:value-type="float" office:value="-1.563204" calcext:value-type="float">
            <text:p>-1.56320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AYEDUASE</text:p>
          </table:table-cell>
          <table:table-cell office:value-type="float" office:value="3.2" calcext:value-type="float">
            <text:p>3.2</text:p>
          </table:table-cell>
          <table:table-cell table:formula="of:=IF([.C46]&gt;4.7;&quot;excellent&quot;;IF([.C46]&gt;3.6;&quot;good&quot;;IF([.C46]&gt;2.8;&quot;average&quot;;IF([.C46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K626</text:p>
          </table:table-cell>
          <table:table-cell office:value-type="float" office:value="6.672876" calcext:value-type="float">
            <text:p>6.672876</text:p>
          </table:table-cell>
          <table:table-cell office:value-type="float" office:value="-1.553454" calcext:value-type="float">
            <text:p>-1.55345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O WEAPON</text:p>
          </table:table-cell>
          <table:table-cell office:value-type="string" calcext:value-type="string">
            <text:p>KOTEI</text:p>
          </table:table-cell>
          <table:table-cell office:value-type="float" office:value="3.3" calcext:value-type="float">
            <text:p>3.3</text:p>
          </table:table-cell>
          <table:table-cell table:formula="of:=IF([.C47]&gt;4.7;&quot;excellent&quot;;IF([.C47]&gt;3.6;&quot;good&quot;;IF([.C47]&gt;2.8;&quot;average&quot;;IF([.C47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67</text:p>
          </table:table-cell>
          <table:table-cell office:value-type="float" office:value="6.667322" calcext:value-type="float">
            <text:p>6.667322</text:p>
          </table:table-cell>
          <table:table-cell office:value-type="float" office:value="-1.556561" calcext:value-type="float">
            <text:p>-1.55656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YAME MIREKU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48]&gt;4.7;&quot;excellent&quot;;IF([.C48]&gt;3.6;&quot;good&quot;;IF([.C48]&gt;2.8;&quot;average&quot;;IF([.C48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AK568</text:p>
          </table:table-cell>
          <table:table-cell office:value-type="float" office:value="6.672566" calcext:value-type="float">
            <text:p>6.672566</text:p>
          </table:table-cell>
          <table:table-cell office:value-type="float" office:value="-1.558898" calcext:value-type="float">
            <text:p>-1.55889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YANTAKYI</text:p>
          </table:table-cell>
          <table:table-cell office:value-type="string" calcext:value-type="string">
            <text:p>AYEDUASE</text:p>
          </table:table-cell>
          <table:table-cell office:value-type="float" office:value="4.1" calcext:value-type="float">
            <text:p>4.1</text:p>
          </table:table-cell>
          <table:table-cell table:formula="of:=IF([.C49]&gt;4.7;&quot;excellent&quot;;IF([.C49]&gt;3.6;&quot;good&quot;;IF([.C49]&gt;2.8;&quot;average&quot;;IF([.C49]&gt;1.9;&quot;fair&quot;;&quot;poor&quot;))))" office:value-type="string" office:string-value="good" calcext:value-type="string">
            <text:p>good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27</text:p>
          </table:table-cell>
          <table:table-cell office:value-type="float" office:value="6.676748" calcext:value-type="float">
            <text:p>6.676748</text:p>
          </table:table-cell>
          <table:table-cell office:value-type="float" office:value="-1.549678" calcext:value-type="float">
            <text:p>-1.54967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KOTEI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AK505</text:p>
          </table:table-cell>
          <table:table-cell office:value-type="float" office:value="6.660083" calcext:value-type="float">
            <text:p>6.660083</text:p>
          </table:table-cell>
          <table:table-cell office:value-type="float" office:value="-1.561646" calcext:value-type="float">
            <text:p>-1.5616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 3 HOSTEL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51]&gt;4.7;&quot;excellent&quot;;IF([.C51]&gt;3.6;&quot;good&quot;;IF([.C51]&gt;2.8;&quot;average&quot;;IF([.C51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8</text:p>
          </table:table-cell>
          <table:table-cell office:value-type="float" office:value="6.672499" calcext:value-type="float">
            <text:p>6.672499</text:p>
          </table:table-cell>
          <table:table-cell office:value-type="float" office:value="-1.561417" calcext:value-type="float">
            <text:p>-1.5614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NAMANG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52]&gt;4.7;&quot;excellent&quot;;IF([.C52]&gt;3.6;&quot;good&quot;;IF([.C52]&gt;2.8;&quot;average&quot;;IF([.C52]&gt;1.9;&quot;fair&quot;;&quot;poor&quot;))))" office:value-type="string" office:string-value="average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K680</text:p>
          </table:table-cell>
          <table:table-cell office:value-type="float" office:value="6.677726" calcext:value-type="float">
            <text:p>6.677726</text:p>
          </table:table-cell>
          <table:table-cell office:value-type="float" office:value="-1.548105" calcext:value-type="float">
            <text:p>-1.54810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KOTEI</text:p>
          </table:table-cell>
          <table:table-cell office:value-type="float" office:value="4.7" calcext:value-type="float">
            <text:p>4.7</text:p>
          </table:table-cell>
          <table:table-cell table:formula="of:=IF([.C53]&gt;4.7;&quot;excellent&quot;;IF([.C53]&gt;3.6;&quot;good&quot;;IF([.C53]&gt;2.8;&quot;average&quot;;IF([.C53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K566</text:p>
          </table:table-cell>
          <table:table-cell office:value-type="float" office:value="6.662804" calcext:value-type="float">
            <text:p>6.662804</text:p>
          </table:table-cell>
          <table:table-cell office:value-type="float" office:value="-1.556563" calcext:value-type="float">
            <text:p>-1.55656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54]&gt;4.7;&quot;excellent&quot;;IF([.C54]&gt;3.6;&quot;good&quot;;IF([.C54]&gt;2.8;&quot;average&quot;;IF([.C54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8393" calcext:value-type="float">
            <text:p>6.668393</text:p>
          </table:table-cell>
          <table:table-cell office:value-type="float" office:value="-1.56169" calcext:value-type="float">
            <text:p>-1.5616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ISING STAR (NYBERG)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55]&gt;4.7;&quot;excellent&quot;;IF([.C55]&gt;3.6;&quot;good&quot;;IF([.C55]&gt;2.8;&quot;average&quot;;IF([.C55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68</text:p>
          </table:table-cell>
          <table:table-cell office:value-type="float" office:value="6.674166" calcext:value-type="float">
            <text:p>6.674166</text:p>
          </table:table-cell>
          <table:table-cell office:value-type="float" office:value="-1.558736" calcext:value-type="float">
            <text:p>-1.5587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ISING SUN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56]&gt;4.7;&quot;excellent&quot;;IF([.C56]&gt;3.6;&quot;good&quot;;IF([.C56]&gt;2.8;&quot;average&quot;;IF([.C56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8</text:p>
          </table:table-cell>
          <table:table-cell office:value-type="float" office:value="6.670368" calcext:value-type="float">
            <text:p>6.670368</text:p>
          </table:table-cell>
          <table:table-cell office:value-type="float" office:value="-1.563131" calcext:value-type="float">
            <text:p>-1.56313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OYAL GATE</text:p>
          </table:table-cell>
          <table:table-cell office:value-type="string" calcext:value-type="string">
            <text:p>BOMSO</text:p>
          </table:table-cell>
          <table:table-cell office:value-type="float" office:value="3.8" calcext:value-type="float">
            <text:p>3.8</text:p>
          </table:table-cell>
          <table:table-cell table:formula="of:=IF([.C57]&gt;4.7;&quot;excellent&quot;;IF([.C57]&gt;3.6;&quot;good&quot;;IF([.C57]&gt;2.8;&quot;average&quot;;IF([.C57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K249</text:p>
          </table:table-cell>
          <table:table-cell office:value-type="float" office:value="6.683427" calcext:value-type="float">
            <text:p>6.683427</text:p>
          </table:table-cell>
          <table:table-cell office:value-type="float" office:value="-1.578141" calcext:value-type="float">
            <text:p>-1.5781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ALOM KIBBUTZ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58]&gt;4.7;&quot;excellent&quot;;IF([.C58]&gt;3.6;&quot;good&quot;;IF([.C58]&gt;2.8;&quot;average&quot;;IF([.C58]&gt;1.9;&quot;fair&quot;;&quot;poor&quot;))))" office:value-type="string" office:string-value="good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8</text:p>
          </table:table-cell>
          <table:table-cell office:value-type="float" office:value="6.671572" calcext:value-type="float">
            <text:p>6.671572</text:p>
          </table:table-cell>
          <table:table-cell office:value-type="float" office:value="-1.562527" calcext:value-type="float">
            <text:p>-1.56252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EPHERDSVILLE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59]&gt;4.7;&quot;excellent&quot;;IF([.C59]&gt;3.6;&quot;good&quot;;IF([.C59]&gt;2.8;&quot;average&quot;;IF([.C59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69</text:p>
          </table:table-cell>
          <table:table-cell office:value-type="float" office:value="6.67479" calcext:value-type="float">
            <text:p>6.67479</text:p>
          </table:table-cell>
          <table:table-cell office:value-type="float" office:value="-1.558444" calcext:value-type="float">
            <text:p>-1.55844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OMPA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60]&gt;4.7;&quot;excellent&quot;;IF([.C60]&gt;3.6;&quot;good&quot;;IF([.C60]&gt;2.8;&quot;average&quot;;IF([.C60]&gt;1.9;&quot;fair&quot;;&quot;poor&quot;))))" office:value-type="string" office:string-value="good" calcext:value-type="string">
            <text:p>goo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8098" calcext:value-type="float">
            <text:p>6.668098</text:p>
          </table:table-cell>
          <table:table-cell office:value-type="float" office:value="-1.560965" calcext:value-type="float">
            <text:p>-1.56096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ENDOR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61]&gt;4.7;&quot;excellent&quot;;IF([.C61]&gt;3.6;&quot;good&quot;;IF([.C61]&gt;2.8;&quot;average&quot;;IF([.C61]&gt;1.9;&quot;fair&quot;;&quot;poor&quot;))))" office:value-type="string" office:string-value="average" calcext:value-type="string">
            <text:p>averag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K569</text:p>
          </table:table-cell>
          <table:table-cell office:value-type="float" office:value="6.677488" calcext:value-type="float">
            <text:p>6.677488</text:p>
          </table:table-cell>
          <table:table-cell office:value-type="float" office:value="-1.55748" calcext:value-type="float">
            <text:p>-1.5574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OMSO</text:p>
          </table:table-cell>
          <table:table-cell office:value-type="float" office:value="4.6" calcext:value-type="float">
            <text:p>4.6</text:p>
          </table:table-cell>
          <table:table-cell table:formula="of:=IF([.C62]&gt;4.7;&quot;excellent&quot;;IF([.C62]&gt;3.6;&quot;good&quot;;IF([.C62]&gt;2.8;&quot;average&quot;;IF([.C62]&gt;1.9;&quot;fair&quot;;&quot;poor&quot;))))" office:value-type="string" office:string-value="good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K192</text:p>
          </table:table-cell>
          <table:table-cell office:value-type="float" office:value="6.682248" calcext:value-type="float">
            <text:p>6.682248</text:p>
          </table:table-cell>
          <table:table-cell office:value-type="float" office:value="-1.58579" calcext:value-type="float">
            <text:p>-1.5857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N CITY</text:p>
          </table:table-cell>
          <table:table-cell office:value-type="string" calcext:value-type="string">
            <text:p>KENTINKRONO</text:p>
          </table:table-cell>
          <table:table-cell office:value-type="float" office:value="4" calcext:value-type="float">
            <text:p>4</text:p>
          </table:table-cell>
          <table:table-cell table:formula="of:=IF([.C63]&gt;4.7;&quot;excellent&quot;;IF([.C63]&gt;3.6;&quot;good&quot;;IF([.C63]&gt;2.8;&quot;average&quot;;IF([.C63]&gt;1.9;&quot;fair&quot;;&quot;poor&quot;))))" office:value-type="string" office:string-value="good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K630</text:p>
          </table:table-cell>
          <table:table-cell office:value-type="float" office:value="6.688521" calcext:value-type="float">
            <text:p>6.688521</text:p>
          </table:table-cell>
          <table:table-cell office:value-type="float" office:value="-1.55477" calcext:value-type="float">
            <text:p>-1.5547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E BEST</text:p>
          </table:table-cell>
          <table:table-cell office:value-type="string" calcext:value-type="string">
            <text:p>KOTEI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AK566</text:p>
          </table:table-cell>
          <table:table-cell office:value-type="float" office:value="6.664474" calcext:value-type="float">
            <text:p>6.664474</text:p>
          </table:table-cell>
          <table:table-cell office:value-type="float" office:value="-1.558753" calcext:value-type="float">
            <text:p>-1.55875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Y KINGDOM COME</text:p>
          </table:table-cell>
          <table:table-cell office:value-type="string" calcext:value-type="string">
            <text:p>AYEDUASE</text:p>
          </table:table-cell>
          <table:table-cell office:value-type="float" office:value="2.9" calcext:value-type="float">
            <text:p>2.9</text:p>
          </table:table-cell>
          <table:table-cell table:formula="of:=IF([.C65]&gt;4.7;&quot;excellent&quot;;IF([.C65]&gt;3.6;&quot;good&quot;;IF([.C65]&gt;2.8;&quot;average&quot;;IF([.C65]&gt;1.9;&quot;fair&quot;;&quot;poor&quot;))))" office:value-type="string" office:string-value="average" calcext:value-type="string">
            <text:p>averag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7381" calcext:value-type="float">
            <text:p>6.677381</text:p>
          </table:table-cell>
          <table:table-cell office:value-type="float" office:value="-1.562811" calcext:value-type="float">
            <text:p>-1.5628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Y WILL BE DONE</text:p>
          </table:table-cell>
          <table:table-cell office:value-type="string" calcext:value-type="string">
            <text:p>KOTEI</text:p>
          </table:table-cell>
          <table:table-cell office:value-type="float" office:value="3" calcext:value-type="float">
            <text:p>3</text:p>
          </table:table-cell>
          <table:table-cell table:formula="of:=IF([.C66]&gt;4.7;&quot;excellent&quot;;IF([.C66]&gt;3.6;&quot;good&quot;;IF([.C66]&gt;2.8;&quot;average&quot;;IF([.C66]&gt;1.9;&quot;fair&quot;;&quot;poor&quot;))))" office:value-type="string" office:string-value="average" calcext:value-type="string">
            <text:p>ave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AK505</text:p>
          </table:table-cell>
          <table:table-cell office:value-type="float" office:value="6.660331" calcext:value-type="float">
            <text:p>6.660331</text:p>
          </table:table-cell>
          <table:table-cell office:value-type="float" office:value="-1.562277" calcext:value-type="float">
            <text:p>-1.56227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LTIMATE </text:p>
          </table:table-cell>
          <table:table-cell office:value-type="string" calcext:value-type="string">
            <text:p>BOMSO</text:p>
          </table:table-cell>
          <table:table-cell office:value-type="float" office:value="4.3" calcext:value-type="float">
            <text:p>4.3</text:p>
          </table:table-cell>
          <table:table-cell table:formula="of:=IF([.C67]&gt;4.7;&quot;excellent&quot;;IF([.C67]&gt;3.6;&quot;good&quot;;IF([.C67]&gt;2.8;&quot;average&quot;;IF([.C67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K250</text:p>
          </table:table-cell>
          <table:table-cell office:value-type="float" office:value="6.683885" calcext:value-type="float">
            <text:p>6.683885</text:p>
          </table:table-cell>
          <table:table-cell office:value-type="float" office:value="-1.580615" calcext:value-type="float">
            <text:p>-1.58061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VICTORY TOWERS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68]&gt;4.7;&quot;excellent&quot;;IF([.C68]&gt;3.6;&quot;good&quot;;IF([.C68]&gt;2.8;&quot;average&quot;;IF([.C68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K509</text:p>
          </table:table-cell>
          <table:table-cell office:value-type="float" office:value="6.675946" calcext:value-type="float">
            <text:p>6.675946</text:p>
          </table:table-cell>
          <table:table-cell office:value-type="float" office:value="-1.562426" calcext:value-type="float">
            <text:p>-1.56242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AGYINGO</text:p>
          </table:table-cell>
          <table:table-cell office:value-type="string" calcext:value-type="string">
            <text:p>AYEDUASE</text:p>
          </table:table-cell>
          <table:table-cell office:value-type="float" office:value="4.1" calcext:value-type="float">
            <text:p>4.1</text:p>
          </table:table-cell>
          <table:table-cell table:formula="of:=IF([.C69]&gt;4.7;&quot;excellent&quot;;IF([.C69]&gt;3.6;&quot;good&quot;;IF([.C69]&gt;2.8;&quot;average&quot;;IF([.C69]&gt;1.9;&quot;fair&quot;;&quot;poor&quot;))))" office:value-type="string" office:string-value="good" calcext:value-type="string">
            <text:p>goo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9</text:p>
          </table:table-cell>
          <table:table-cell office:value-type="float" office:value="6.674811" calcext:value-type="float">
            <text:p>6.674811</text:p>
          </table:table-cell>
          <table:table-cell office:value-type="float" office:value="-1.561712" calcext:value-type="float">
            <text:p>-1.5617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EST END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70]&gt;4.7;&quot;excellent&quot;;IF([.C70]&gt;3.6;&quot;good&quot;;IF([.C70]&gt;2.8;&quot;average&quot;;IF([.C70]&gt;1.9;&quot;fair&quot;;&quot;poor&quot;))))" office:value-type="string" office:string-value="good" calcext:value-type="string">
            <text:p>g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7751" calcext:value-type="float">
            <text:p>6.677751</text:p>
          </table:table-cell>
          <table:table-cell office:value-type="float" office:value="-1.563339" calcext:value-type="float">
            <text:p>-1.56333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HITE HOUSE</text:p>
          </table:table-cell>
          <table:table-cell office:value-type="string" calcext:value-type="string">
            <text:p>AYEDUASE</text:p>
          </table:table-cell>
          <table:table-cell office:value-type="float" office:value="2" calcext:value-type="float">
            <text:p>2</text:p>
          </table:table-cell>
          <table:table-cell table:formula="of:=IF([.C71]&gt;4.7;&quot;excellent&quot;;IF([.C71]&gt;3.6;&quot;good&quot;;IF([.C71]&gt;2.8;&quot;average&quot;;IF([.C71]&gt;1.9;&quot;fair&quot;;&quot;poor&quot;))))" office:value-type="string" office:string-value="fair" calcext:value-type="string">
            <text:p>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K508</text:p>
          </table:table-cell>
          <table:table-cell office:value-type="float" office:value="6.673007" calcext:value-type="float">
            <text:p>6.673007</text:p>
          </table:table-cell>
          <table:table-cell office:value-type="float" office:value="-1.562735" calcext:value-type="float">
            <text:p>-1.56273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HITPAM A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72]&gt;4.7;&quot;excellent&quot;;IF([.C72]&gt;3.6;&quot;good&quot;;IF([.C72]&gt;2.8;&quot;average&quot;;IF([.C72]&gt;1.9;&quot;fair&quot;;&quot;poor&quot;))))" office:value-type="string" office:string-value="good" calcext:value-type="string">
            <text:p>good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004" calcext:value-type="float">
            <text:p>6.669004</text:p>
          </table:table-cell>
          <table:table-cell office:value-type="float" office:value="-1.562244" calcext:value-type="float">
            <text:p>-1.562244</text:p>
          </table:table-cell>
          <table:table-cell table:number-columns-repeated="46"/>
        </table:table-row>
        <table:table-row table:style-name="ro1" table:number-rows-repeated="1048503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23:05:47.393813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1:56:19.062078859</meta:creation-date>
    <dc:date>2021-07-05T23:09:50.547487545</dc:date>
    <meta:editing-duration>PT7H51M45S</meta:editing-duration>
    <meta:editing-cycles>99</meta:editing-cycles>
    <meta:generator>LibreOffice/6.4.7.2$Linux_X86_64 LibreOffice_project/40$Build-2</meta:generator>
    <meta:document-statistic meta:table-count="1" meta:cell-count="932" meta:object-count="0"/>
  </office:meta>
</office:document-meta>
</file>